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2.4118in"/>
    </style:style>
    <style:style style:name="co4" style:family="table-column">
      <style:table-column-properties fo:break-before="auto" style:column-width="4.2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Times New Roman" fo:font-size="11pt" fo:language="de" fo:country="DE" style:font-size-asian="11pt" style:language-asian="de" style:country-asian="DE" style:font-name-complex="Times New Roman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Times New Roman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de" style:country-asian="DE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jeweils 1 Stück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2">
          <table:table-cell table:number-columns-repeated="2"/>
          <table:table-cell table:style-name="ce6" office:value-type="string" calcext:value-type="string">
            <text:p>Axis2 <text:s text:c="6"/>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<text:a xlink:href="https://de.misumi-ec.com/vona2/detail/110302635710/?HissuCode=SFUB25-25-F28-P17-T15-S10-Q20&amp;PNSearch=SFUB25-25-F28-P17-T15-S10-Q20&amp;KWSearch=SFUB25-25-F28-P17-T15-S10-Q20&amp;searchFlow=results2type" xlink:type="simple">https://de.misumi-ec.com/vona2/detail/110302635710/?HissuCode=SFUB25-25-F28-P17-T15-S10-Q20&amp;PNSearch=SFUB25-25-F28-P17-T15-S10-Q20&amp;KWSearch=SFUB25-25-F28-P17-T15-S10-Q20&amp;searchFlow=results2type</text:a> </text:p>
          </table:table-cell>
          <table:table-cell table:number-columns-repeated="7"/>
          <table:table-cell office:value-type="string" calcext:value-type="string">
            <text:p>Misumi: SFUB25-25-F28-P17-T15-S10-Q20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Bearing2 <text:s text:c="4"/>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<text:a xlink:href="https://de.misumi-ec.com/vona2/detail/221303562789/?PNSearch=YAR+203-2F&amp;HissuCode=YAR+203-2F&amp;searchFlow=suggest2products&amp;Keyword=YAR+203-2F&amp;isReSearch=1" xlink:type="simple">https://de.misumi-ec.com/vona2/detail/221303562789/?PNSearch=YAR+203-2F&amp;HissuCode=YAR+203-2F&amp;searchFlow=suggest2products&amp;Keyword=YAR+203-2F&amp;isReSearch=1</text:a> </text:p>
          </table:table-cell>
          <table:table-cell table:number-columns-repeated="7"/>
          <table:table-cell office:value-type="string" calcext:value-type="string">
            <text:p>YAR 203-2F </text:p>
          </table:table-cell>
        </table:table-row>
        <table:table-row table:style-name="ro4">
          <table:table-cell/>
          <table:table-cell office:value-type="string" calcext:value-type="string">
            <text:p>Stehlagergehäuse</text:p>
          </table:table-cell>
          <table:table-cell table:style-name="ce7" office:value-type="string" calcext:value-type="string">
            <text:p>Housing <text:s text:c="4"/>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<text:a xlink:href="https://shop.eriks.de/de/waelzlager-spannlager-und-spann-gehaeuseeinheiten-spannlagergehaeuse/stehlagergehause-p-40-23768512/" xlink:type="simple">https://shop.eriks.de/de/waelzlager-spannlager-und-spann-gehaeuseeinheiten-spannlagergehaeuse/stehlagergehause-p-40-23768512/</text:a> <text:a xlink:href="https://motionparts.de/products/p40-skf" xlink:type="simple">https://motionparts.de/products/p40-skf</text:a> </text:p>
          </table:table-cell>
          <table:table-cell table:number-columns-repeated="7"/>
          <table:table-cell office:value-type="string" calcext:value-type="string">
            <text:p>EAN:</text:p>
            <text:p>    7316570242898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Motor2 <text:s text:c="6"/></text:p>
          </table:table-cell>
          <table:table-cell/>
          <table:table-cell office:value-type="string" calcext:value-type="string">
            <text:p><text:a xlink:href="https://www.amazon.de/EsportsMJJ-12V-36V-3500-9000RPM-Torque-Performance/dp/B075D85KVV?ref_=v_sp_product_dpx" xlink:type="simple">https://www.amazon.de/EsportsMJJ-12V-36V-3500-9000RPM-Torque-Performance/dp/B075D85KVV?ref_=v_sp_product_dpx</text:a>   <text:a xlink:href="https://techfun.sk/de/produkt/vykonny-dc-motor-775-s-okruhlou-oskou/?lang=de&amp;currency=EUR&amp;gclid=CjwKCAjwzo2mBhAUEiwAf7wjkloyoaCtAqi7AU8ri-c7HbS5NPyhXx_2uAia5X_yLHRzO2bpYZu1ZBoCxuQQAvD_BwE" xlink:type="simple">https://techfun.sk/de/produkt/vykonny-dc-motor-775-s-okruhlou-oskou/?lang=de&amp;currency=EUR&amp;gclid=CjwKCAjwzo2mBhAUEiwAf7wjkloyoaCtAqi7AU8ri-c7HbS5NPyhXx_2uAia5X_yLHRzO2bpYZu1ZBoCxuQQAvD_BwE</text:a> </text:p>
          </table:table-cell>
          <table:table-cell table:number-columns-repeated="7"/>
          <table:table-cell office:value-type="string" calcext:value-type="string">
            <text:p>TÜV 624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Spacer 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<text:a xlink:href="https://de.misumi-ec.com/vona2/detail/110300236450/?PNSearch=CLJHJ25-30-70&amp;HissuCode=CLJHJ25-30-70&amp;searchFlow=suggest2products&amp;Keyword=CLJHJ25-30-70&amp;isReSearch=1/" xlink:type="simple">https://de.misumi-ec.com/vona2/detail/110300236450/?PNSearch=CLJHJ25-30-70&amp;HissuCode=CLJHJ25-30-70&amp;searchFlow=suggest2products&amp;Keyword=CLJHJ25-30-70&amp;isReSearch=1/</text:a></text:p>
          </table:table-cell>
          <table:table-cell table:number-columns-repeated="7"/>
          <table:table-cell office:value-type="string" calcext:value-type="string">
            <text:p>Misumi CLJHJ25-30-70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Screwdriver <text:s text:c="2"/></text:p>
          </table:table-cell>
          <table:table-cell/>
          <table:table-cell office:value-type="string" calcext:value-type="string">
            <text:p><text:a xlink:href="https://www.conrad.de/de/p/werkstatt-innen-sechskantschraubendreher-wera-352-schluesselweite-metrisch-2-5-mm-817239.html" xlink:type="simple">https://www.conrad.de/de/p/werkstatt-innen-sechskantschraubendreher-wera-352-schluesselweite-metrisch-2-5-mm-817239.html</text:a> </text:p>
          </table:table-cell>
          <table:table-cell table:number-columns-repeated="7"/>
          <table:table-cell office:value-type="string" calcext:value-type="string">
            <text:p>Bestell-Nr.:</text:p>
            <text:p>    817239 – 62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Wrench <text:s text:c="7"/></text:p>
          </table:table-cell>
          <table:table-cell/>
          <table:table-cell office:value-type="string" calcext:value-type="string">
            <text:p><text:a xlink:href="https://www.conrad.de/de/p/wera-05073268001-joker-ring-maulschluessel-8-mm-408065.html" xlink:type="simple">https://www.conrad.de/de/p/wera-05073268001-joker-ring-maulschluessel-8-mm-408065.html</text:a></text:p>
          </table:table-cell>
          <table:table-cell table:number-columns-repeated="7"/>
          <table:table-cell office:value-type="string" calcext:value-type="string">
            <text:p>Bestell-Nr.:</text:p>
            <text:p>    408065 – 62</text:p>
          </table:table-cell>
        </table:table-row>
        <table:table-row table:style-name="ro4">
          <table:table-cell table:number-columns-repeated="2"/>
          <table:table-cell table:style-name="ce6" office:value-type="string" calcext:value-type="string">
            <text:p>Drill <text:s text:c="6"/></text:p>
          </table:table-cell>
          <table:table-cell/>
          <table:table-cell office:value-type="string" calcext:value-type="string">
            <text:p><text:a xlink:href="https://www.conrad.at/de/p/bosch-accessories-2609255086-hss-metall-spiralbohrer-13-mm-gesamtlaenge-151-mm-cobalt-din-338-zylinderschaft-1-st-1005996.html" xlink:type="simple">https://www.conrad.at/de/p/bosch-accessories-2609255086-hss-metall-spiralbohrer-13-mm-gesamtlaenge-151-mm-cobalt-din-338-zylinderschaft-1-st-1005996.html</text:a> </text:p>
          </table:table-cell>
          <table:table-cell table:number-columns-repeated="7"/>
          <table:table-cell office:value-type="string" calcext:value-type="string">
            <text:p>Bestell-Nr.:</text:p>
            <text:p>    1005996 – 62</text:p>
          </table:table-cell>
        </table:table-row>
        <table:table-row table:style-name="ro4">
          <table:table-cell table:number-columns-repeated="2"/>
          <table:table-cell table:style-name="ce6" office:value-type="string" calcext:value-type="string">
            <text:p>AllenKey <text:s text:c="4"/></text:p>
          </table:table-cell>
          <table:table-cell/>
          <table:table-cell office:value-type="string" calcext:value-type="string">
            <text:p><text:a xlink:href="https://www.conrad.de/de/p/wera-3950-pkl-9-innen-sechskant-winkelschraubendreher-set-9teilig-814937.html" xlink:type="simple">https://www.conrad.de/de/p/wera-3950-pkl-9-innen-sechskant-winkelschraubendreher-set-9teilig-814937.html</text:a></text:p>
          </table:table-cell>
          <table:table-cell table:number-columns-repeated="7"/>
          <table:table-cell office:value-type="string" calcext:value-type="string">
            <text:p>Bestell-Nr.:</text:p>
            <text:p>    814937 – 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2">00/00/0000</text:date>, <text:time style:data-style-name="N2" text:time-value="13:08:20.396868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8T15:10:02.097735478</meta:creation-date>
    <meta:generator>LibreOffice/6.4.7.2$Linux_X86_64 LibreOffice_project/40$Build-2</meta:generator>
    <dc:date>2023-08-02T17:15:19.280335222</dc:date>
    <meta:editing-duration>PT5H22M29S</meta:editing-duration>
    <meta:editing-cycles>19</meta:editing-cycles>
    <meta:document-statistic meta:table-count="1" meta:cell-count="33" meta:object-count="0"/>
  </office:meta>
</office:document-meta>
</file>